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cm" svg:stroke-color="#000000" draw:marker-start-width="0.2cm" draw:marker-end-width="0.2cm" draw:fill="solid" draw:fill-color="#ffffff" draw:textarea-horizontal-align="justify" draw:textarea-vertical-align="middle" draw:auto-grow-height="false" fo:padding-top="0.125cm" fo:padding-bottom="0.125cm" fo:padding-left="0.25cm" fo:padding-right="0.25cm" fo:wrap-option="wrap"/>
    </style:style>
    <style:style style:name="gr2" style:family="graphic" style:parent-style-name="standard">
      <style:graphic-properties svg:stroke-color="#000000" draw:fill="solid" draw:fill-color="#ffffff" draw:textarea-horizontal-align="justify" draw:textarea-vertical-align="middle" draw:auto-grow-height="false"/>
    </style:style>
    <style:style style:name="gr3" style:family="graphic" style:parent-style-name="objectwithoutfill">
      <style:graphic-properties draw:marker-end="Arrow" draw:marker-end-width="0.3cm" draw:fill="none" draw:textarea-horizontal-align="left" draw:textarea-vertical-align="middle"/>
    </style:style>
    <style:style style:name="gr4" style:family="graphic" style:parent-style-name="standard">
      <style:graphic-properties svg:stroke-color="#000000" draw:fill="solid" draw:fill-color="#cfe7f5" draw:textarea-horizontal-align="justify" draw:textarea-vertical-align="middle" draw:auto-grow-height="false"/>
    </style:style>
    <style:style style:name="gr5" style:family="graphic" style:parent-style-name="standard">
      <style:graphic-properties svg:stroke-color="#000000" draw:fill="solid" draw:fill-color="#ff8080" draw:textarea-horizontal-align="justify" draw:textarea-vertical-align="middle" draw:auto-grow-height="false"/>
    </style:style>
    <style:style style:name="gr6" style:family="graphic" style:parent-style-name="standard">
      <style:graphic-properties svg:stroke-color="#000000" draw:fill="solid" draw:fill-color="#ccff99" draw:textarea-horizontal-align="justify" draw:textarea-vertical-align="middle" draw:auto-grow-height="false"/>
    </style:style>
    <style:style style:name="gr7" style:family="graphic" style:parent-style-name="standard">
      <style:graphic-properties draw:stroke="none" svg:stroke-color="#000000" draw:fill="none" draw:fill-color="#ffffff" draw:textarea-horizontal-align="left" draw:auto-grow-height="true" draw:auto-grow-width="true" fo:min-height="0.412cm" fo:min-width="0cm"/>
    </style:style>
    <style:style style:name="gr8" style:family="graphic" style:parent-style-name="standard">
      <style:graphic-properties draw:stroke="none" svg:stroke-color="#000000" draw:fill="none" draw:fill-color="#ffffff" draw:textarea-horizontal-align="left" draw:auto-grow-height="true" draw:auto-grow-width="true" fo:min-height="0.65cm" fo:min-width="0cm"/>
    </style:style>
    <style:style style:name="gr9" style:family="graphic" style:parent-style-name="objectwithoutfill">
      <style:graphic-properties draw:marker-end="Arrow" draw:marker-end-width="0.3cm" draw:fill="none"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0cm"/>
    </style:style>
    <style:style style:name="gr11" style:family="graphic" style:parent-style-name="standard">
      <style:graphic-properties draw:stroke="none" draw:fill="solid" draw:fill-color="#ffd320" draw:textarea-horizontal-align="justify" draw:textarea-vertical-align="middle" draw:auto-grow-height="false"/>
    </style:style>
    <style:style style:name="gr1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weight="bold" style:font-weight-asian="bold" style:font-weight-complex="bold"/>
    </style:style>
    <style:style style:name="P3" style:family="paragraph">
      <style:paragraph-properties fo:line-height="80%" fo:text-align="center"/>
      <style:text-properties style:font-name="Comic Sans MS" fo:font-size="14pt" fo:font-weight="bold" style:font-size-asian="14pt" style:font-weight-asian="bold" style:font-size-complex="14pt" style:font-weight-complex="bold"/>
    </style:style>
    <style:style style:name="P4" style:family="paragraph">
      <style:paragraph-properties fo:line-height="80%" fo:text-align="center"/>
    </style:style>
    <style:style style:name="P5" style:family="paragraph">
      <style:paragraph-properties fo:line-height="80%" fo:text-align="center"/>
      <style:text-properties fo:color="#7e0021" style:font-name="Comic Sans MS" fo:font-size="14pt" fo:font-weight="bold"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fo:color="#7e0021" style:font-name="Comic Sans MS" fo:font-size="14pt" fo:font-weight="bold" style:font-size-asian="14pt" style:font-weight-asian="bold" style:font-size-complex="1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5.461cm" svg:height="2.54cm" svg:x="6.775cm" svg:y="8.427cm">
          <text:p text:style-name="P1">get <text:span text:style-name="T1">result</text:span> from</text:p>
          <text:p text:style-name="P1"><text:span text:style-name="T1">a.__add__(b)</text:span></text:p>
          <draw:enhanced-geometry svg:viewBox="0 0 21600 21600" draw:glue-points="10800 0 0 10800 10800 21600 21600 10800" draw:type="flowchart-process" draw:enhanced-path="M 0 0 L 21600 0 21600 21600 0 21600 0 0 Z N"/>
        </draw:custom-shape>
        <draw:custom-shape draw:style-name="gr2" draw:text-style-name="P1" xml:id="id1" draw:id="id1" draw:layer="layout" svg:width="5.969cm" svg:height="3.3cm" svg:x="6.521cm" svg:y="3.7cm">
          <text:p text:style-name="P1"><text:span text:style-name="T1">a</text:span> has<text:line-break/> __<text:span text:style-name="T1">add</text:span>__?</text:p>
          <text:p text:style-name="P1"/>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3" draw:text-style-name="P1" draw:layer="layout" draw:type="line" svg:x1="9.506cm" svg:y1="7cm" svg:x2="9.506cm" svg:y2="8.427cm" draw:start-shape="id1" draw:start-glue-point="6" draw:end-shape="id2" draw:end-glue-point="4" svg:d="M9506 7000v1427" svg:viewBox="0 0 1 1428">
          <text:p text:style-name="P1"><text:s text:c="2"/></text:p>
        </draw:connector>
        <draw:custom-shape draw:style-name="gr4" draw:text-style-name="P2" xml:id="id3" draw:id="id3" draw:layer="layout" svg:width="4.2cm" svg:height="1.7cm" svg:x="1cm" svg:y="4.5cm">
          <text:p text:style-name="P2"><text:span text:style-name="T1">a + b</text:span></text:p>
          <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
        </draw:custom-shape>
        <draw:connector draw:style-name="gr3" draw:text-style-name="P1" draw:layer="layout" draw:type="line" svg:x1="5.2cm" svg:y1="5.35cm" svg:x2="6.521cm" svg:y2="5.35cm" draw:start-shape="id3" draw:start-glue-point="7" draw:end-shape="id1" draw:end-glue-point="5" svg:d="M5200 5350h1321" svg:viewBox="0 0 1322 1">
          <text:p text:style-name="P1"><text:s text:c="2"/></text:p>
        </draw:connector>
        <draw:custom-shape draw:style-name="gr2" draw:text-style-name="P1" xml:id="id4" draw:id="id4" draw:layer="layout" svg:width="6.4cm" svg:height="3.4cm" svg:x="6.305cm" svg:y="12.27cm">
          <text:p text:style-name="P1"><text:span text:style-name="T1">result</text:span> is <text:line-break/><text:span text:style-name="T1">NotImplemented</text:span>?</text:p>
          <text:p text:style-name="P1"/>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5" draw:text-style-name="P1" xml:id="id9" draw:id="id9" draw:layer="layout" svg:width="5.6cm" svg:height="1.7cm" svg:x="22.675cm" svg:y="8.9cm">
          <text:p text:style-name="P1">raise <text:span text:style-name="T1">TypeError</text:span></text:p>
          <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
        </draw:custom-shape>
        <draw:custom-shape draw:style-name="gr2" draw:text-style-name="P1" xml:id="id7" draw:id="id7" draw:layer="layout" svg:width="5.969cm" svg:height="3.3cm" svg:x="15.716cm" svg:y="3.6cm">
          <text:p text:style-name="P1"><text:span text:style-name="T1">b</text:span> has<text:line-break/> __<text:span text:style-name="T1">radd</text:span>__?</text:p>
          <text:p text:style-name="P1"/>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1" draw:text-style-name="P1" xml:id="id5" draw:id="id5" draw:layer="layout" svg:width="5.461cm" svg:height="2.54cm" svg:x="15.97cm" svg:y="8.427cm">
          <text:p text:style-name="P1">get <text:span text:style-name="T1">result</text:span> from</text:p>
          <text:p text:style-name="P1"><text:span text:style-name="T1">b.__radd__(a)</text:span></text:p>
          <draw:enhanced-geometry svg:viewBox="0 0 21600 21600" draw:glue-points="10800 0 0 10800 10800 21600 21600 10800" draw:type="flowchart-process" draw:enhanced-path="M 0 0 L 21600 0 21600 21600 0 21600 0 0 Z N"/>
        </draw:custom-shape>
        <draw:custom-shape draw:style-name="gr2" draw:text-style-name="P1" xml:id="id6" draw:id="id6" draw:layer="layout" svg:width="6.4cm" svg:height="3.4cm" svg:x="15.5cm" svg:y="12.27cm">
          <text:p text:style-name="P1"><text:span text:style-name="T1">result</text:span> is <text:line-break/><text:span text:style-name="T1">NotImplemented</text:span>?</text:p>
          <text:p text:style-name="P1"/>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6" draw:text-style-name="P1" xml:id="id8" draw:id="id8" draw:layer="layout" svg:width="5.6cm" svg:height="1.7cm" svg:x="22.675cm" svg:y="17.4cm">
          <text:p text:style-name="P1">return <text:span text:style-name="T1">result</text:span></text:p>
          <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
        </draw:custom-shape>
        <draw:frame draw:style-name="gr7" draw:text-style-name="P1" draw:layer="layout" svg:width="1.488cm" svg:height="0.962cm" svg:x="12.812cm" svg:y="12.969cm">
          <draw:text-box>
            <text:p text:style-name="P1">yes</text:p>
          </draw:text-box>
        </draw:frame>
        <draw:frame draw:style-name="gr8" draw:text-style-name="P1" draw:layer="layout" svg:width="1.488cm" svg:height="0.962cm" svg:x="9.6cm" svg:y="6.938cm">
          <draw:text-box>
            <text:p text:style-name="P1">yes</text:p>
          </draw:text-box>
        </draw:frame>
        <draw:connector draw:style-name="gr3" draw:text-style-name="P1" draw:layer="layout" draw:type="line" svg:x1="9.506cm" svg:y1="10.967cm" svg:x2="9.505cm" svg:y2="12.27cm" draw:start-shape="id2" draw:start-glue-point="6" draw:end-shape="id4" svg:d="M9506 10967l-1 1303" svg:viewBox="0 0 2 1304">
          <text:p text:style-name="P1"><text:s text:c="2"/></text:p>
        </draw:connector>
        <draw:connector draw:style-name="gr3" draw:text-style-name="P1" draw:layer="layout" draw:type="line" svg:x1="18.701cm" svg:y1="10.967cm" svg:x2="18.7cm" svg:y2="12.27cm" draw:start-shape="id5" draw:start-glue-point="6" draw:end-shape="id6" draw:end-glue-point="4" svg:d="M18701 10967l-1 1303" svg:viewBox="0 0 2 1304">
          <text:p text:style-name="P1"><text:s text:c="2"/></text:p>
        </draw:connector>
        <draw:connector draw:style-name="gr9" draw:text-style-name="P1" draw:layer="layout" svg:x1="12.705cm" svg:y1="13.97cm" svg:x2="15.716cm" svg:y2="5.25cm" draw:start-shape="id4" draw:start-glue-point="7" draw:end-shape="id7" draw:end-glue-point="5" svg:d="M12705 13970h1506v-8720h1505" svg:viewBox="0 0 3012 8721">
          <text:p/>
        </draw:connector>
        <draw:connector draw:style-name="gr9" draw:text-style-name="P1" draw:layer="layout" draw:line-skew="-0.999cm" svg:x1="9.506cm" svg:y1="3.7cm" svg:x2="18.701cm" svg:y2="3.6cm" draw:start-shape="id1" draw:start-glue-point="4" draw:end-shape="id7" draw:end-glue-point="4" svg:d="M9506 3700v-1600h9195v1500" svg:viewBox="0 0 9196 1601">
          <text:p/>
        </draw:connector>
        <draw:frame draw:style-name="gr10" draw:text-style-name="P1" draw:layer="layout" svg:width="1.209cm" svg:height="0.962cm" svg:x="9.591cm" svg:y="2.438cm">
          <draw:text-box>
            <text:p text:style-name="P1">no</text:p>
          </draw:text-box>
        </draw:frame>
        <draw:connector draw:style-name="gr9" draw:text-style-name="P1" draw:layer="layout" svg:x1="9.505cm" svg:y1="15.67cm" svg:x2="22.675cm" svg:y2="18.25cm" draw:start-shape="id4" draw:start-glue-point="6" draw:end-shape="id8" draw:end-glue-point="5" svg:d="M9505 15670v2580h13170" svg:viewBox="0 0 13171 2581">
          <text:p/>
        </draw:connector>
        <draw:connector draw:style-name="gr9" draw:text-style-name="P1" draw:layer="layout" svg:x1="18.7cm" svg:y1="15.67cm" svg:x2="25.475cm" svg:y2="17.4cm" draw:start-shape="id6" draw:start-glue-point="6" draw:end-shape="id8" draw:end-glue-point="4" svg:d="M18700 15670v866h6775v864" svg:viewBox="0 0 6776 1731">
          <text:p/>
        </draw:connector>
        <draw:frame draw:style-name="gr7" draw:text-style-name="P1" draw:layer="layout" svg:width="1.209cm" svg:height="0.962cm" svg:x="9.491cm" svg:y="15.619cm">
          <draw:text-box>
            <text:p text:style-name="P1">no</text:p>
          </draw:text-box>
        </draw:frame>
        <draw:frame draw:style-name="gr7" draw:text-style-name="P1" draw:layer="layout" svg:width="1.209cm" svg:height="0.962cm" svg:x="17.591cm" svg:y="15.619cm">
          <draw:text-box>
            <text:p text:style-name="P1">no</text:p>
          </draw:text-box>
        </draw:frame>
        <draw:connector draw:style-name="gr3" draw:text-style-name="P1" draw:layer="layout" draw:type="line" svg:x1="18.701cm" svg:y1="6.9cm" svg:x2="18.701cm" svg:y2="8.427cm" draw:start-shape="id7" draw:start-glue-point="6" draw:end-shape="id5" draw:end-glue-point="4" svg:d="M18701 6900v1527" svg:viewBox="0 0 1 1528">
          <text:p text:style-name="P1"><text:s text:c="2"/></text:p>
        </draw:connector>
        <draw:frame draw:style-name="gr8" draw:text-style-name="P1" draw:layer="layout" svg:width="1.488cm" svg:height="0.962cm" svg:x="18.712cm" svg:y="6.938cm">
          <draw:text-box>
            <text:p text:style-name="P1">yes</text:p>
          </draw:text-box>
        </draw:frame>
        <draw:connector draw:style-name="gr9" draw:text-style-name="P1" draw:layer="layout" svg:x1="21.685cm" svg:y1="5.25cm" svg:x2="25.475cm" svg:y2="8.9cm" draw:start-shape="id7" draw:start-glue-point="7" draw:end-shape="id9" draw:end-glue-point="4" svg:d="M21685 5250h3790v3650" svg:viewBox="0 0 3791 3651">
          <text:p/>
        </draw:connector>
        <draw:connector draw:style-name="gr9" draw:text-style-name="P1" draw:layer="layout" svg:x1="21.9cm" svg:y1="13.97cm" svg:x2="25.475cm" svg:y2="10.6cm" draw:start-shape="id6" draw:start-glue-point="7" draw:end-shape="id9" svg:d="M21900 13970h3575v-3370" svg:viewBox="0 0 3576 3371">
          <text:p/>
        </draw:connector>
        <draw:frame draw:style-name="gr8" draw:text-style-name="P1" draw:layer="layout" svg:width="1.488cm" svg:height="0.962cm" svg:x="22.012cm" svg:y="12.969cm">
          <draw:text-box>
            <text:p text:style-name="P1">yes</text:p>
          </draw:text-box>
        </draw:frame>
        <draw:frame draw:style-name="gr10" draw:text-style-name="P1" draw:layer="layout" svg:width="1.209cm" svg:height="0.962cm" svg:x="21.691cm" svg:y="4.3cm">
          <draw:text-box>
            <text:p text:style-name="P1">no</text:p>
          </draw:text-box>
        </draw:frame>
        <draw:g>
          <draw:custom-shape draw:style-name="gr11" draw:text-style-name="P3" draw:layer="layout" svg:width="3.704cm" svg:height="2.817cm" svg:x="14.387cm" svg:y="6.377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12" draw:text-style-name="P5" draw:layer="layout" svg:width="2.542cm" svg:height="1.493cm" draw:transform="rotate (0.261799387799149) translate (14.658cm 7.458cm)">
            <draw:text-box>
              <text:p text:style-name="P4"><text:span text:style-name="T2">reverse</text:span></text:p>
              <text:p text:style-name="P4"><text:span text:style-name="T2">operator</text:span></text:p>
            </draw:text-box>
          </draw:fram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0-26T11:42:50.581983000</meta:creation-date>
    <dc:date>2014-10-26T17:04:06.711517000</dc:date>
    <meta:editing-duration>PT15M18S</meta:editing-duration>
    <meta:editing-cycles>2</meta:editing-cycles>
    <meta:generator>LibreOffice/4.2.5.2$MacOSX_x86 LibreOffice_project/61cb170a04bb1f12e77c884eab9192be736ec5f5</meta:generator>
    <meta:document-statistic meta:object-count="31"/>
  </office:meta>
</office:document-meta>
</file>